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</text:p>
          </table:table-cell>
          <table:table-cell office:value-type="string" calcext:value-type="string">
            <text:p>580-685-768</text:p>
          </table:table-cell>
          <table:table-cell table:formula="of:=GEOMEAN(698;824;920)" office:value-type="float" office:value="808.82919809814" calcext:value-type="float">
            <text:p>808,83</text:p>
          </table:table-cell>
          <table:table-cell table:formula="of:=GEOMEAN(580;685;768)" office:value-type="float" office:value="673.224524673998" calcext:value-type="float">
            <text:p>673,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</text:p>
          </table:table-cell>
          <table:table-cell office:value-type="string" calcext:value-type="string">
            <text:p>471-483</text:p>
          </table:table-cell>
          <table:table-cell table:formula="of:=GEOMEAN(644; 661)" office:value-type="float" office:value="652.444633666337" calcext:value-type="float">
            <text:p>652,44</text:p>
          </table:table-cell>
          <table:table-cell table:formula="of:=GEOMEAN(471;483)" office:value-type="float" office:value="476.962262658169" calcext:value-type="float">
            <text:p>476,96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.00.0000</text:date>, <text:time style:data-style-name="N2" text:time-value="18:20:11.830128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0M13S</meta:editing-duration>
    <meta:editing-cycles>58</meta:editing-cycles>
    <meta:generator>LibreOffice/4.2.6.3$Linux_X86_64 LibreOffice_project/420m0$Build-3</meta:generator>
    <dc:date>2014-10-19T00:37:26.204329402</dc:date>
    <meta:document-statistic meta:table-count="3" meta:cell-count="606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2.767cm" style:legend-expansion="high" chart:style-name="ch2"/>
        <chart:plot-area chart:style-name="ch3" table:cell-range-address="'Stage 1'.D61:'Stage 1'.D76 'Stage 1'.F61:'Stage 1'.F76 'Stage 1'.F172:'Stage 1'.F187 'Stage 1'.F79:'Stage 1'.F94" svg:x="0.77cm" svg:y="0.703cm" svg:width="12.221cm" svg:height="5.863cm">
          <chartooo:coordinate-region svg:x="1.577cm" svg:y="0.902cm" svg:width="10.857cm" svg:height="5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694cm" style:legend-expansion="high" chart:style-name="ch2"/>
        <chart:plot-area chart:style-name="ch3" table:cell-range-address="'Stage 1'.D97:'Stage 1'.D112 'Stage 1'.F97:'Stage 1'.F112 'Stage 1'.F191:'Stage 1'.F206 'Stage 1'.F115:'Stage 1'.F130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91:'Stage 1'.F206" chart:class="chart:scatter">
            <chart:data-point chart:repeated="16"/>
          </chart:series>
          <chart:series chart:style-name="ch9" chart:values-cell-range-address="'Stage 1'.F115:'Stage 1'.F130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2">
                <text:p>512</text:p>
                <draw:g>
                  <svg:desc>'Stage 1'.F191:'Stage 1'.F206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73.224524673998">
                <text:p>673.224524673998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76.962262658169">
                <text:p>476.9622626581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808.82919809814">
                <text:p>808.82919809814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52.444633666337">
                <text:p>652.4446336663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